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68a61" officeooo:paragraph-rsid="00068a61"/>
    </style:style>
    <style:style style:name="P2" style:family="paragraph" style:parent-style-name="Heading_20_5">
      <style:text-properties officeooo:rsid="00068a61" officeooo:paragraph-rsid="00068a61"/>
    </style:style>
    <style:style style:name="P3" style:family="paragraph" style:parent-style-name="Standard">
      <style:text-properties officeooo:rsid="00068a61" officeooo:paragraph-rsid="00068a61"/>
    </style:style>
    <style:style style:name="P4" style:family="paragraph" style:parent-style-name="Text_20_body">
      <style:text-properties officeooo:rsid="00068a61" officeooo:paragraph-rsid="00068a61"/>
    </style:style>
    <style:style style:name="P5" style:family="paragraph" style:parent-style-name="Standard">
      <style:text-properties officeooo:rsid="00068a61" officeooo:paragraph-rsid="00068a61"/>
    </style:style>
    <style:style style:name="P6" style:family="paragraph" style:parent-style-name="Standard">
      <style:text-properties officeooo:rsid="000e35ad" officeooo:paragraph-rsid="000e35a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officeooo:paragraph-rsid="000e35ad"/>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itre 1 : La documentation</text:p>
      <text:p text:style-name="P3"/>
      <text:p text:style-name="P3">Avant le projet</text:p>
      <text:p text:style-name="P3"/>
      <text:p text:style-name="P4"><text:bookmark text:name="r-6750542"/>Pour lancer le projet, il vous suffit de documenter quelques éléments clés :</text:p>
      <text:list xml:id="list2663242562" text:style-name="L1">
        <text:list-item>
          <text:p text:style-name="P7"><text:bookmark text:name="r-6750543"/><text:bookmark text:name="r-6750544"/><text:bookmark text:name="r-6750549"/>Quelques diagrammes d'architecture de haut niveau pour identifier les principaux composants de la solution que vous allez implémenter.</text:p>
        </text:list-item>
        <text:list-item>
          <text:p text:style-name="P7"><text:bookmark text:name="r-6750545"/><text:bookmark text:name="r-6750546"/>Une description des caractéristiques essentielles du produit proposé.</text:p>
        </text:list-item>
        <text:list-item>
          <text:p text:style-name="P7"><text:bookmark text:name="r-6750547"/><text:bookmark text:name="r-6750548"/>La liste des exigences principales – elles peuvent être de haut niveau ou détaillées, selon la qualité de la définition du projet à ce stade.</text:p>
        </text:list-item>
      </text:list>
      <text:p text:style-name="P3"/>
      <text:h text:style-name="P2" text:outline-level="5"><text:bookmark text:name="r-6750562"/>Pendant le projet</text:h>
      <text:p text:style-name="Text_20_body"><text:bookmark text:name="r-6750552"/>Pendant que votre produit est en cours de développement, vous produirez probablement deux types de documentation :</text:p>
      <text:list xml:id="list948464316" text:style-name="L2">
        <text:list-item>
          <text:p text:style-name="P9"><text:bookmark text:name="r-6750553"/><text:bookmark text:name="r-6750557"/><text:bookmark text:name="r-6750554"/>Des besoins, minimalistes mais suffisants – ils sont donnés aux d<text:bookmark text:name="r-6754181"/>Créez un cahier des charges fonctionnel</text:p>
        </text:list-item>
      </text:list>
      <text:p text:style-name="Text_20_body"><text:bookmark text:name="r-6753883"/>Commencez votre cahier des charges en vous posant les questions suivantes :</text:p>
      <text:list xml:id="list3650739223" text:style-name="L9">
        <text:list-item>
          <text:p text:style-name="P16"><text:bookmark text:name="r-6753900"/><text:bookmark text:name="r-6753885"/><text:bookmark text:name="r-6753884"/>Comment vous et votre client allez gérer le projet ? (Direction du projet)</text:p>
        </text:list-item>
        <text:list-item>
          <text:p text:style-name="P16"><text:bookmark text:name="r-6753887"/><text:bookmark text:name="r-6753886"/>En ce qui concerne le projet, où en sommes-nous maintenant ?</text:p>
        </text:list-item>
        <text:list-item>
          <text:p text:style-name="P16"><text:bookmark text:name="r-6753889"/><text:bookmark text:name="r-6753888"/>Où voulons-nous arriver ?</text:p>
        </text:list-item>
        <text:list-item>
          <text:p text:style-name="P16"><text:bookmark text:name="r-6753891"/><text:bookmark text:name="r-6753890"/>Qu’allons-nous faire pour y parvenir ?</text:p>
        </text:list-item>
        <text:list-item>
          <text:p text:style-name="P16"><text:bookmark text:name="r-6753893"/><text:bookmark text:name="r-6753892"/> À qui devons-nous nous adresser ? </text:p>
        </text:list-item>
        <text:list-item>
          <text:p text:style-name="P16"><text:bookmark text:name="r-6753895"/><text:bookmark text:name="r-6753894"/>Comment saurons-nous si le projet est réussi ?</text:p>
        </text:list-item>
        <text:list-item>
          <text:p text:style-name="P16"><text:bookmark text:name="r-6753897"/><text:bookmark text:name="r-6753896"/>Quels sont les aspects pratiques ?</text:p>
        </text:list-item>
        <text:list-item>
          <text:p text:style-name="P16"><text:bookmark text:name="r-6753899"/><text:bookmark text:name="r-6753898"/>Quelles approbations sont nécessaires pour procéder ?</text:p>
        </text:list-item>
      </text:list>
      <text:list xml:id="list133625371156488" text:continue-list="list948464316" text:style-name="L2">
        <text:list-item>
          <text:p text:style-name="P9">éveloppeurs avant chaque sprint.</text:p>
        </text:list-item>
        <text:list-item>
          <text:p text:style-name="P8"><text:bookmark text:name="r-6750555"/><text:bookmark text:name="r-6750556"/>Une description du système et des processus à l’intérieur du projet – par exemple, les résultats de chaque sprint seront partagés avec les parties prenantes et plus tard avec les équipes de maintenance. </text:p>
        </text:list-item>
      </text:list>
      <text:p text:style-name="Text_20_body"/>
      <text:p text:style-name="P4"><text:bookmark text:name="r-6750573"/>Les 7 règles de Bob sont :</text:p>
      <text:list xml:id="list1414719148" text:style-name="L3">
        <text:list-item>
          <text:p text:style-name="P10"><text:bookmark text:name="r-6750574"/><text:bookmark text:name="r-6750575"/><text:bookmark text:name="r-6750588"/>Divertissez votre lecteur.</text:p>
        </text:list-item>
        <text:list-item>
          <text:p text:style-name="P10"><text:bookmark text:name="r-6750576"/><text:bookmark text:name="r-6750577"/>Avant de commencer, soyez clair sur ce que vous voulez que votre lecteur fasse une fois que vous aurez terminé.</text:p>
        </text:list-item>
        <text:list-item>
          <text:p text:style-name="P10"><text:bookmark text:name="r-6750578"/><text:bookmark text:name="r-6750579"/>Écrivez en suivant un plan bien défini.</text:p>
        </text:list-item>
        <text:list-item>
          <text:p text:style-name="P10"><text:bookmark text:name="r-6750580"/><text:bookmark text:name="r-6750581"/>Évitez les pronoms ambigus.</text:p>
        </text:list-item>
        <text:list-item>
          <text:p text:style-name="P10"><text:bookmark text:name="r-6750582"/><text:bookmark text:name="r-6750583"/><text:soft-page-break/>Clarté = illustrations + mots.</text:p>
        </text:list-item>
        <text:list-item>
          <text:p text:style-name="P10"><text:bookmark text:name="r-6750584"/><text:bookmark text:name="r-6750585"/>Lorsqu'il s'agit de concepts... illustrez avec des exemples logiques.</text:p>
        </text:list-item>
        <text:list-item>
          <text:p text:style-name="P10"><text:bookmark text:name="r-6750586"/><text:bookmark text:name="r-6750587"/>Révisez votre documentation. </text:p>
        </text:list-item>
      </text:list>
      <text:h text:style-name="P1" text:outline-level="3"><text:bookmark text:name="r-6752647"/>Découvrez les différents types de cahier des charges</text:h>
      <text:p text:style-name="Text_20_body"><text:bookmark text:name="r-6752475"/>Il existe différents types de cahier des charges mais 4 sont très courants :</text:p>
      <text:list xml:id="list238483088" text:style-name="L4">
        <text:list-item>
          <text:p text:style-name="P11"><text:bookmark text:name="r-6758992"/><text:bookmark text:name="r-6758993"/><text:bookmark text:name="r-6759000"/>recueil des besoins commerciaux (dans certains cas) ;</text:p>
        </text:list-item>
        <text:list-item>
          <text:p text:style-name="P11"><text:bookmark text:name="r-6758994"/><text:bookmark text:name="r-6758995"/>cahier des charges fonctionnel ;</text:p>
        </text:list-item>
        <text:list-item>
          <text:p text:style-name="P11"><text:bookmark text:name="r-6758996"/><text:bookmark text:name="r-6758997"/>brief créatif ;</text:p>
        </text:list-item>
        <text:list-item>
          <text:p text:style-name="P11"><text:bookmark text:name="r-6758998"/><text:bookmark text:name="r-6758999"/>cahier des charges technique ;</text:p>
        </text:list-item>
      </text:list>
      <text:p text:style-name="P3"/>
      <text:h text:style-name="P1" text:outline-level="3"><text:bookmark text:name="r-6759022"/>En résumé</text:h>
      <text:list xml:id="list2993426682" text:style-name="L5">
        <text:list-item>
          <text:p text:style-name="P12"><text:bookmark text:name="r-6752623"/><text:bookmark text:name="r-6752624"/><text:bookmark text:name="r-6752627"/>Un cahier des charges est un résumé des faits, des constatations et des objectifs visant à fournir au lecteur un bref aperçu haut niveau d'un plan, d'une situation ou d'un projet.</text:p>
        </text:list-item>
        <text:list-item>
          <text:p text:style-name="P12"><text:bookmark text:name="r-6752625"/><text:bookmark text:name="r-6752626"/>Il existe des cahiers des charges marketing et des cahiers des fonctionnels Quand il est utilisé dans le cadre d'un projet de développement agile, le cahier des charges fonctionnel est souvent rédigé par le chef de projet et présenté au client pour vérification et approbation. Il fournit :</text:p>
          <text:list>
            <text:list-item>
              <text:p text:style-name="P12"><text:bookmark text:name="r-6768802"/><text:bookmark text:name="r-6768803"/><text:bookmark text:name="r-6768808"/>un résumé du projet demandé par le client.</text:p>
            </text:list-item>
            <text:list-item>
              <text:p text:style-name="P12"><text:bookmark text:name="r-6768804"/><text:bookmark text:name="r-6768805"/>l'assurance que le chef de projet comprend exactement ce que l'on attend de lui.</text:p>
            </text:list-item>
            <text:list-item>
              <text:p text:style-name="P12"><text:bookmark text:name="r-6768806"/><text:bookmark text:name="r-6768807"/>un énoncé de ce qui doit être livré.</text:p>
            </text:list-item>
          </text:list>
        </text:list-item>
      </text:list>
      <text:p text:style-name="P3"/>
      <text:p text:style-name="P4"><text:bookmark text:name="r-6752912"/>Voici un résumé de tout ce que vous avez vu :</text:p>
      <text:list xml:id="list794391870" text:style-name="L6">
        <text:list-item>
          <text:p text:style-name="P13"><text:bookmark text:name="r-6752913"/><text:bookmark text:name="r-6752914"/><text:bookmark text:name="r-6752936"/>une bonne planification est essentielle à la réussite d'un projet ;</text:p>
        </text:list-item>
        <text:list-item>
          <text:p text:style-name="P13"><text:bookmark text:name="r-6752915"/><text:bookmark text:name="r-6752916"/>les méthodologies agiles peuvent aplatir la courbe du coût du changement ;</text:p>
        </text:list-item>
        <text:list-item>
          <text:p text:style-name="P13"><text:bookmark text:name="r-6752917"/><text:bookmark text:name="r-6752918"/>l'objectif premier de toute documentation est la communication ;</text:p>
        </text:list-item>
        <text:list-item>
          <text:p text:style-name="P13"><text:bookmark text:name="r-6752919"/><text:bookmark text:name="r-6752920"/>n’écrivez que la documentation nécessaire à votre projet, ni plus, ni moins ;</text:p>
        </text:list-item>
        <text:list-item>
          <text:p text:style-name="P13"><text:bookmark text:name="r-6752921"/><text:bookmark text:name="r-6752922"/>les documents agiles sont des documents vivants, c'est-à-dire qu'ils sont constamment mis à jour au fur et à mesure qu'ils évoluent avec le projet. Pour cela, GitHub est un bon point de départ ;</text:p>
        </text:list-item>
        <text:list-item>
          <text:p text:style-name="P13"><text:bookmark text:name="r-6752923"/><text:bookmark text:name="r-6752935"/>une documentation efficace apporte de la valeur au lecteur lorsqu'elle :</text:p>
          <text:list>
            <text:list-item>
              <text:p text:style-name="P13"><text:bookmark text:name="r-6752924"/><text:bookmark text:name="r-6752925"/><text:bookmark text:name="r-6752934"/>n'ennuie pas le lecteur,</text:p>
            </text:list-item>
            <text:list-item>
              <text:p text:style-name="P13"><text:bookmark text:name="r-6752926"/><text:bookmark text:name="r-6752927"/>est claire sur ce que vous voulez que votre lecteur fasse après la lecture,</text:p>
            </text:list-item>
            <text:list-item>
              <text:p text:style-name="P13"><text:bookmark text:name="r-6752928"/><text:bookmark text:name="r-6752929"/>évite les mots ambigus,</text:p>
            </text:list-item>
            <text:list-item>
              <text:p text:style-name="P13"><text:bookmark text:name="r-6752930"/><text:bookmark text:name="r-6752931"/>utilise des illustrations couplées à des exemples pour plus de clarté,</text:p>
            </text:list-item>
            <text:list-item>
              <text:p text:style-name="P13"><text:bookmark text:name="r-6752932"/><text:bookmark text:name="r-6752933"/><text:soft-page-break/>est facile à réviser ;</text:p>
            </text:list-item>
          </text:list>
        </text:list-item>
      </text:list>
      <text:list xml:id="list719036195" text:style-name="L7">
        <text:list-item>
          <text:p text:style-name="P14"><text:bookmark text:name="r-6752937"/><text:bookmark text:name="r-6752938"/><text:bookmark text:name="r-6752939"/>un cahier des charges  est un résumé des faits, des constatations et des objectifs visant à fournir au lecteur un bref aperçu de haut niveau d'un plan, d'une situation ou d'un projet ;</text:p>
        </text:list-item>
      </text:list>
      <text:list xml:id="list239417928" text:style-name="L8">
        <text:list-item>
          <text:p text:style-name="P15"><text:bookmark text:name="r-6752940"/><text:bookmark text:name="r-6752948"/><text:bookmark text:name="r-6752949"/>le cahier des charges fonctionnel, dans le cadre d'un projet de développement agile, fournit :</text:p>
          <text:list>
            <text:list-item>
              <text:p text:style-name="P15"><text:bookmark text:name="r-6752941"/><text:bookmark text:name="r-6752942"/><text:bookmark text:name="r-6752947"/>un résumé du projet demandé par le client.</text:p>
            </text:list-item>
            <text:list-item>
              <text:p text:style-name="P15"><text:bookmark text:name="r-6752943"/><text:bookmark text:name="r-6752944"/>l'assurance que le chef de projet comprend exactement ce que l'on attend de lui.</text:p>
            </text:list-item>
            <text:list-item>
              <text:p text:style-name="P15"><text:bookmark text:name="r-6752945"/><text:bookmark text:name="r-6752946"/>un énoncé de ce qui doit être livré.</text:p>
            </text:list-item>
          </text:list>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4:19:33.972359273</meta:creation-date>
    <dc:date>2021-09-25T13:36:24.277399612</dc:date>
    <meta:editing-duration>PT43M21S</meta:editing-duration>
    <meta:editing-cycles>7</meta:editing-cycles>
    <meta:generator>LibreOffice/6.4.7.2$Linux_X86_64 LibreOffice_project/40$Build-2</meta:generator>
    <meta:document-statistic meta:table-count="0" meta:image-count="0" meta:object-count="0" meta:page-count="3" meta:paragraph-count="57" meta:word-count="690" meta:character-count="3935" meta:non-whitespace-character-count="3340"/>
  </office:meta>
</office:document-meta>
</file>